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mant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string" calcext:value-type="string">
            <text:p>rxbw ook</text:p>
          </table:table-cell>
          <table:table-cell table:style-name="Default" office:value-type="string" calcext:value-type="string">
            <text:p>rkbw fsk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table:style-name="ce1" office:value-type="float" office:value="7" calcext:value-type="float">
            <text:p>7,00</text:p>
          </table:table-cell>
          <table:table-cell table:style-name="ce1" table:formula="of:=32000000/([.$A2]*POWER(2;[.$B2]+3))" office:value-type="float" office:value="1302.08333333333" calcext:value-type="float">
            <text:p>1 302,08</text:p>
          </table:table-cell>
          <table:table-cell table:style-name="ce1" table:formula="of:=32000000/([.$A2]*POWER(2;[.$B2]+2))" office:value-type="float" office:value="2604.16666666667" calcext:value-type="float">
            <text:p>2 604,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32000000/([.$A3]*POWER(2;[.$B3]+3))" office:value-type="float" office:value="1562.5" calcext:value-type="float">
            <text:p>1562,5</text:p>
          </table:table-cell>
          <table:table-cell table:formula="of:=32000000/([.$A3]*POWER(2;[.$B3]+2))"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32000000/([.$A4]*POWER(2;[.$B4]+3))" office:value-type="float" office:value="1953.125" calcext:value-type="float">
            <text:p>1953,125</text:p>
          </table:table-cell>
          <table:table-cell table:formula="of:=32000000/([.$A4]*POWER(2;[.$B4]+2))" office:value-type="float" office:value="3906.25" calcext:value-type="float">
            <text:p>3906,25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6" calcext:value-type="float">
            <text:p>6</text:p>
          </table:table-cell>
          <table:table-cell table:formula="of:=32000000/([.$A5]*POWER(2;[.$B5]+3))" office:value-type="float" office:value="2604.16666666667" calcext:value-type="float">
            <text:p>2604,16666666667</text:p>
          </table:table-cell>
          <table:table-cell table:formula="of:=32000000/([.$A5]*POWER(2;[.$B5]+2))" office:value-type="float" office:value="5208.33333333333" calcext:value-type="float">
            <text:p>5208,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32000000/([.$A6]*POWER(2;[.$B6]+3))" office:value-type="float" office:value="3125" calcext:value-type="float">
            <text:p>3125</text:p>
          </table:table-cell>
          <table:table-cell table:formula="of:=32000000/([.$A6]*POWER(2;[.$B6]+2))"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32000000/([.$A7]*POWER(2;[.$B7]+3))" office:value-type="float" office:value="3906.25" calcext:value-type="float">
            <text:p>3906,25</text:p>
          </table:table-cell>
          <table:table-cell table:formula="of:=32000000/([.$A7]*POWER(2;[.$B7]+2))" office:value-type="float" office:value="7812.5" calcext:value-type="float">
            <text:p>7812,5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5" calcext:value-type="float">
            <text:p>5</text:p>
          </table:table-cell>
          <table:table-cell table:formula="of:=32000000/([.$A8]*POWER(2;[.$B8]+3))" office:value-type="float" office:value="5208.33333333333" calcext:value-type="float">
            <text:p>5208,33333333333</text:p>
          </table:table-cell>
          <table:table-cell table:formula="of:=32000000/([.$A8]*POWER(2;[.$B8]+2))" office:value-type="float" office:value="10416.6666666667" calcext:value-type="float">
            <text:p>10416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32000000/([.$A9]*POWER(2;[.$B9]+3))" office:value-type="float" office:value="6250" calcext:value-type="float">
            <text:p>6250</text:p>
          </table:table-cell>
          <table:table-cell table:formula="of:=32000000/([.$A9]*POWER(2;[.$B9]+2))"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32000000/([.$A10]*POWER(2;[.$B10]+3))" office:value-type="float" office:value="7812.5" calcext:value-type="float">
            <text:p>7812,5</text:p>
          </table:table-cell>
          <table:table-cell table:formula="of:=32000000/([.$A10]*POWER(2;[.$B10]+2))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4" calcext:value-type="float">
            <text:p>4</text:p>
          </table:table-cell>
          <table:table-cell table:formula="of:=32000000/([.$A11]*POWER(2;[.$B11]+3))" office:value-type="float" office:value="10416.6666666667" calcext:value-type="float">
            <text:p>10416,6666666667</text:p>
          </table:table-cell>
          <table:table-cell table:formula="of:=32000000/([.$A11]*POWER(2;[.$B11]+2))" office:value-type="float" office:value="20833.3333333333" calcext:value-type="float">
            <text:p>20833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32000000/([.$A12]*POWER(2;[.$B12]+3))" office:value-type="float" office:value="12500" calcext:value-type="float">
            <text:p>12500</text:p>
          </table:table-cell>
          <table:table-cell table:formula="of:=32000000/([.$A12]*POWER(2;[.$B12]+2))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32000000/([.$A13]*POWER(2;[.$B13]+3))" office:value-type="float" office:value="15625" calcext:value-type="float">
            <text:p>15625</text:p>
          </table:table-cell>
          <table:table-cell table:formula="of:=32000000/([.$A13]*POWER(2;[.$B13]+2))" office:value-type="float" office:value="31250" calcext:value-type="float">
            <text:p>31250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3" calcext:value-type="float">
            <text:p>3</text:p>
          </table:table-cell>
          <table:table-cell table:formula="of:=32000000/([.$A14]*POWER(2;[.$B14]+3))" office:value-type="float" office:value="20833.3333333333" calcext:value-type="float">
            <text:p>20833,3333333333</text:p>
          </table:table-cell>
          <table:table-cell table:formula="of:=32000000/([.$A14]*POWER(2;[.$B14]+2))" office:value-type="float" office:value="41666.6666666667" calcext:value-type="float">
            <text:p>41666,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32000000/([.$A15]*POWER(2;[.$B15]+3))" office:value-type="float" office:value="25000" calcext:value-type="float">
            <text:p>25000</text:p>
          </table:table-cell>
          <table:table-cell table:formula="of:=32000000/([.$A15]*POWER(2;[.$B15]+2))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32000000/([.$A16]*POWER(2;[.$B16]+3))" office:value-type="float" office:value="31250" calcext:value-type="float">
            <text:p>31250</text:p>
          </table:table-cell>
          <table:table-cell table:formula="of:=32000000/([.$A16]*POWER(2;[.$B16]+2))" office:value-type="float" office:value="62500" calcext:value-type="float">
            <text:p>62500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2" calcext:value-type="float">
            <text:p>2</text:p>
          </table:table-cell>
          <table:table-cell table:formula="of:=32000000/([.$A17]*POWER(2;[.$B17]+3))" office:value-type="float" office:value="41666.6666666667" calcext:value-type="float">
            <text:p>41666,6666666667</text:p>
          </table:table-cell>
          <table:table-cell table:formula="of:=32000000/([.$A17]*POWER(2;[.$B17]+2))" office:value-type="float" office:value="83333.3333333333" calcext:value-type="float">
            <text:p>83333,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32000000/([.$A18]*POWER(2;[.$B18]+3))" office:value-type="float" office:value="50000" calcext:value-type="float">
            <text:p>50000</text:p>
          </table:table-cell>
          <table:table-cell table:formula="of:=32000000/([.$A18]*POWER(2;[.$B18]+2))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32000000/([.$A19]*POWER(2;[.$B19]+3))" office:value-type="float" office:value="62500" calcext:value-type="float">
            <text:p>62500</text:p>
          </table:table-cell>
          <table:table-cell table:formula="of:=32000000/([.$A19]*POWER(2;[.$B19]+2))" office:value-type="float" office:value="125000" calcext:value-type="float">
            <text:p>125000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1" calcext:value-type="float">
            <text:p>1</text:p>
          </table:table-cell>
          <table:table-cell table:formula="of:=32000000/([.$A20]*POWER(2;[.$B20]+3))" office:value-type="float" office:value="83333.3333333333" calcext:value-type="float">
            <text:p>83333,3333333333</text:p>
          </table:table-cell>
          <table:table-cell table:formula="of:=32000000/([.$A20]*POWER(2;[.$B20]+2))" office:value-type="float" office:value="166666.666666667" calcext:value-type="float">
            <text:p>166666,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32000000/([.$A21]*POWER(2;[.$B21]+3))" office:value-type="float" office:value="100000" calcext:value-type="float">
            <text:p>100000</text:p>
          </table:table-cell>
          <table:table-cell table:formula="of:=32000000/([.$A21]*POWER(2;[.$B21]+2))"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32000000/([.$A22]*POWER(2;[.$B22]+3))" office:value-type="float" office:value="125000" calcext:value-type="float">
            <text:p>125000</text:p>
          </table:table-cell>
          <table:table-cell table:formula="of:=32000000/([.$A22]*POWER(2;[.$B22]+2))" office:value-type="float" office:value="250000" calcext:value-type="float">
            <text:p>250000</text:p>
          </table:table-cell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office:value-type="float" office:value="0" calcext:value-type="float">
            <text:p>0</text:p>
          </table:table-cell>
          <table:table-cell table:formula="of:=32000000/([.$A23]*POWER(2;[.$B23]+3))" office:value-type="float" office:value="166666.666666667" calcext:value-type="float">
            <text:p>166666,666666667</text:p>
          </table:table-cell>
          <table:table-cell table:formula="of:=32000000/([.$A23]*POWER(2;[.$B23]+2))" office:value-type="float" office:value="333333.333333333" calcext:value-type="float">
            <text:p>333333,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32000000/([.$A24]*POWER(2;[.$B24]+3))" office:value-type="float" office:value="200000" calcext:value-type="float">
            <text:p>200000</text:p>
          </table:table-cell>
          <table:table-cell table:formula="of:=32000000/([.$A24]*POWER(2;[.$B24]+2))"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32000000/([.$A25]*POWER(2;[.$B25]+3))" office:value-type="float" office:value="250000" calcext:value-type="float">
            <text:p>250000</text:p>
          </table:table-cell>
          <table:table-cell table:formula="of:=32000000/([.$A25]*POWER(2;[.$B25]+2))" office:value-type="float" office:value="500000" calcext:value-type="float">
            <text:p>5000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5:17:43.810195821</meta:creation-date>
    <dc:date>2022-10-03T15:31:21.200939861</dc:date>
    <meta:editing-duration>PT3M27S</meta:editing-duration>
    <meta:editing-cycles>1</meta:editing-cycles>
    <meta:document-statistic meta:table-count="1" meta:cell-count="100" meta:object-count="0"/>
    <meta:generator>LibreOffice/7.3.6.2$Linux_X86_64 LibreOffice_project/30$Build-2</meta:generator>
  </office:meta>
</office:document-meta>
</file>